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Real War on Reality</text:p>
      <text:p text:style-name="Standard">by Peter Ludlow</text:p>
      <text:p text:style-name="Standard"/>
      <text:p text:style-name="Standard">source: <text:a xlink:type="simple" xlink:href="http://opinionator.blogs.nytimes.com/2013/06/14/the-real-war-on-reality/">http://opinionator.blogs.nytimes.com/2013/06/14/the-real-war-on-reality/</text:a></text:p>
      <text:p text:style-name="Standard"/>
      <text:p text:style-name="Text_20_body">If there is one thing we can take away from the news of recent weeks it is this: the modern American surveillance state is not really the stuff of paranoid fantasies; it has arrived.</text:p>
      <text:p text:style-name="Text_20_body">The revelations about the National Security Agency’s PRISM data collection program have raised awareness — and understandably, concern and fears — among American and those abroad, about the reach and power of secret intelligence gatherers operating behind the facades of government and business.</text:p>
      <text:p text:style-name="Quotations">Surveillance and deception are not just fodder for the next “Matrix” movie, but a real sort of epistemic warfare.</text:p>
      <text:p text:style-name="Text_20_body">But those revelations, captivating as they are, have been partial —they primarily focus on one government agency and on the surveillance end of intelligence work, purportedly done in the interest of national security. What has received less attention is the fact that most intelligence work today is not carried out by government agencies but <text:a xlink:type="simple" xlink:href="http://www.thenation.com/article/174746/modern-day-stasi-state#axzz2WBdhiDGi">by private intelligence firms</text:a> and that much of that work involves another common aspect of intelligence work: deception. That is, it is involved not just with the concealment of reality, but with the manufacture of it.</text:p>
      <text:p text:style-name="Standard"/>
      <text:p text:style-name="Text_20_body">The realm of secrecy and deception among shadowy yet powerful forces may sound like the province of investigative reporters, thriller novelists and Hollywood moviemakers — and it is — but it is also a matter for philosophers. More accurately, understanding deception and and how it can be exposed has been a principle project of philosophy for the last 2500 years. And it is a place where the work of journalists, philosophers and other truth-seekers can meet.<text:bookmark text:name="more-145378"/></text:p>
      <text:p text:style-name="Text_20_body">In one of the most referenced allegories in the Western intellectual tradition, Plato describes a group of individuals shackled inside a cave with a fire behind them. They are able to see only shadows cast upon a wall by the people walking behind them. They mistake shadows for reality. To see things as they truly are, they need to be unshackled and make their way outside the cave. Reporting on the world as it truly is outside the cave is one of the foundational duties of philosophers.</text:p>
      <text:p text:style-name="Text_20_body">In a more contemporary sense, we should also think of the efforts to operate in total secrecy and engage in the creation of false impressions and realities as a problem area in epistemology — the branch of philosophy concerned with the nature of knowledge. And philosophers interested in optimizing our knowledge should consider such surveillance and deception not just fodder for the next “Matrix” movie, but as real sort of epistemic warfare.</text:p>
      <text:p text:style-name="Horizontal_20_Line"/>
      <text:p text:style-name="Text_20_body">To get some perspective on the manipulative role that private intelligence agencies play in our society, it is worth examining information that has been revealed by some significant hacks in the past few years of previously secret data.</text:p>
      <text:p text:style-name="Text_20_body">Important insight into the world these companies came from a 2010 hack by a group best known as LulzSec  (at the time the group was called Internet Feds), which targeted the private intelligence firm HBGary Federal.  That hack yielded 75,000 e-mails.  It revealed, for example, that Bank of America approached the Department of Justice over concerns about information that WikiLeaks had about it.  The Department of Justice in turn referred Bank of America to the lobbying firm Hunton and <text:soft-page-break/>Willliams, which in turn connected the bank with a group of information security firms collectively known as Team Themis.</text:p>
      <text:p text:style-name="Text_20_body">Team Themis (a group that included HBGary and the private intelligence and security firms Palantir Technologies, Berico Technologies and Endgame Systems) was effectively brought in to find a way to undermine the credibility of WikiLeaks and the journalist Glenn Greenwald (who recently broke the story of Edward Snowden’s leak of the N.S.A.’s Prism program),  because of Greenwald’s support for WikiLeaks. Specifically, the plan called for actions to “sabotage or discredit the opposing organization” including a plan to submit fake documents and then call out the error. As for Greenwald, it was argued that he would cave “if pushed” because he would “choose professional preservation over cause.” That evidently wasn’t the case.</text:p>
      <text:p text:style-name="Text_20_body">Team Themis also developed a proposal for the Chamber of Commerce to undermine the credibility of one of its critics, a group called Chamber Watch. The proposal called for first creating a “false document, perhaps highlighting periodical financial information,” giving it to a progressive group opposing the Chamber, and then subsequently exposing the document as a fake to “prove that U.S. Chamber Watch cannot be trusted with information and/or tell the truth.”</text:p>
      <text:p text:style-name="Text_20_body">(A photocopy of the proposal can be found <text:a xlink:type="simple" xlink:href="http://images2.americanprogress.org/ThinkProgress/ProposalForTheChamber.pdf">here.</text:a>)</text:p>
      <text:p text:style-name="Text_20_body">In addition, the group proposed creating a “fake insider persona” to infiltrate Chamber Watch.  They would “create two fake insider personas, using one as leverage to discredit the other while confirming the legitimacy of the second.”</text:p>
      <text:p text:style-name="Quotations">Psyops need not be conducted by nation states; they can be undertaken by anyone with the capabilities and the incentive to conduct them.</text:p>
      <text:p text:style-name="Text_20_body">The hack also revealed evidence that Team Themis was developing a “<text:a xlink:type="simple" xlink:href="http://boingboing.net/2011/02/18/hbgarys-high-volume.html">persona management</text:a>” system — a program, developed at the specific request of the United States Air Force, that allowed one user to control multiple online identities (“sock puppets”) for commenting in social media spaces, thus giving the appearance of grass roots support.  The contract was eventually awarded to another private intelligence firm.</text:p>
      <text:p text:style-name="Text_20_body">This may sound like nothing so much as a “Matrix”-like fantasy, but it is distinctly real, and resembles in some ways the employment of “Psyops” (psychological operations), which as most students of recent American history know, have been part of the nation’s military strategy for decades. The military’s “Unconventional Warfare Training Manual” defines Psyops as “planned operations to convey selected information and indicators to foreign audiences to influence their emotions, motives, objective reasoning, and ultimately the behavior of foreign governments, organizations, groups, and individuals.” In other words, it is sometimes more effective to deceive a population into a false reality than it is to impose its will with force or conventional weapons.  Of course this could also apply to one’s own population if you chose to view it as an “enemy” whose “motives, reasoning, and behavior” needed to be controlled.</text:p>
      <text:p text:style-name="Text_20_body">Psyops need not be conducted by nation states; they can be undertaken by anyone with the capabilities and the incentive to conduct them, and in the case of private intelligence contractors, there are both incentives (billions of dollars in contracts) and capabilities.</text:p>
      <text:p text:style-name="Horizontal_20_Line"/>
      <text:p text:style-name="Text_20_body">Several months after the hack of HBGary, a Chicago area activist and hacker named Jeremy Hammond successfully hacked into another private intelligence firm — Strategic Forcasting Inc., or Stratfor), and released approximately five million e-mails. This hack provided a remarkable insight into how the private security and intelligence companies view themselves vis a vis government security agencies <text:soft-page-break/>like the C.I.A. In a 2004 <text:a xlink:type="simple" xlink:href="http://search.wikileaks.org/gifiles/?viewemailid=3438302">e-mail</text:a> to Stratfor employees, the firm’s founder and chairman George Friedman was downright dismissive of the C.I.A.’s capabilities relative to their own:  “Everyone in Langley [the C.I.A.] knows that we do things they have never been able to do with a small fraction of their resources. They have always asked how we did it. We can now show them and maybe they can learn.”</text:p>
      <text:p text:style-name="Text_20_body">The Stratfor e-mails provided us just one more narrow glimpse into the world of the private security firms, but the view was frightening.  The <text:a xlink:type="simple" xlink:href="http://rt.com/usa/stratfor-occupy-firm-law-899/">leaked e-mails revealed surveillance activities</text:a> to monitor protestors in Occupy Austin as well as Occupy’s relation to the environmental group Deep Green Resistance.  Staffers discussed how <text:a xlink:type="simple" xlink:href="http://search.wikileaks.org/gifiles/?q=Occupy+Austin+and+Deep+Green+Resistance&amp;mfrom=&amp;mto=&amp;title=&amp;notitle=&amp;date=&amp;nofrom=&amp;noto=&amp;count=50&amp;sort=0&amp;file=&amp;docid=">one of their own men went undercover</text:a> (“U/C”) and inquired about an Occupy Austin General Assembly meeting to gain insight into how the group operates.</text:p>
      <text:p text:style-name="Standard"/>
      <text:p text:style-name="Text_20_body">Stratfor was also involved in <text:a xlink:type="simple" xlink:href="http://wikileaks.org/gifiles/releasedate/2012-02-27-00-stratford-monitored-bhopal-activists-including.html">monitoring activists who were seeking reparations for victims of a chemical plant disaster in Bhopal, India</text:a>, including a group called Bophal Medical Appeal. But the targets also included The Yes Men, a satirical group that had humiliated Dow Chemical with a fake news conference announcing reparations for the victims.  Stratfor regularly copied several Dow officers on the minutia of activities by the two members of the Yes Men.</text:p>
      <text:p text:style-name="Text_20_body">One intriguing <text:a xlink:type="simple" xlink:href="http://rt.com/usa/stratfor-fbi-investigation-peta-093/">e-mail</text:a> revealed <text:a xlink:type="simple" xlink:href="http://rt.com/usa/stratfor-fbi-investigation-peta-093/">that the Coca-Cola company was asking Stratfor for intelligence on PETA</text:a> (People for the Ethical Treatment of Animals) with Stratfor vice president for Intelligence claiming that “The F.B.I. has a classified investigation on PETA operatives. I’ll see what I can uncover.” From this one could get the impression that the F.B.I. was in effect working as a private detective Stratfor and its corporate clients.</text:p>
      <text:p text:style-name="Text_20_body">Stratfor also had a broad-ranging public relations campaign.  The e-mails revealed numerous <text:a xlink:type="simple" xlink:href="http://www.greenleft.org.au/node/50168">media companies on its payroll</text:a>. While one motivation for the partnerships was presumably to have sources of intelligence, Stratfor worked hard to have soap boxes from which to project its interests. In one 2007 e-mail, it seemed that <text:a xlink:type="simple" xlink:href="http://search.wikileaks.org/gifiles/?viewemailid=1249101">Stratfor was close to securing a regular show on NPR</text:a>: “[the producer] agreed that she wants to not just get George or Stratfor on one time on NPR but help us figure the right way to have a relationship between ‘Morning Edition’ and Stratfor.”</text:p>
      <text:p text:style-name="Text_20_body">On May 28 Jeremy Hammond pled guilty to the Stratfor hack, noting that even if he could successfully defend himself against the charges he was facing, the Department of Justice promised him that he would face the same charges in <text:a xlink:type="simple" xlink:href="http://freejeremy.net/press-release/statement-from-jeremy-regarding-his-plea/">eight different districts</text:a> and he would be shipped to all of them in turn.  He would become a defendant for life.  He had no choice but to plea to a deal in which he may be sentenced to 10 years in prison.  But even as he made the plea <text:a xlink:type="simple" xlink:href="http://freejeremy.net/press-release/statement-from-jeremy-regarding-his-plea/">he issued a statement</text:a>, saying “I did this because I believe people have a right to know what governments and corporations are doing behind closed doors. I did what I believe is right.”  (In a video interview conducted by <text:a xlink:type="simple" xlink:href="http://www.guardian.co.uk/world/video/2013/jun/09/nsa-whistleblower-edward-snowden-interview-video">Glenn Greenwald with Edward Snowden</text:a> in Hong Kong this week, Snowden expressed a similar ethical stance regarding his actions.)</text:p>
      <text:p text:style-name="Text_20_body">Given the scope and content of what Hammond’s hacks exposed, his supporters agree that what he did was right. In their view, the private intelligence industry is effectively engaged in Psyops against American public., engaging in “planned operations to convey selected information to [us] to influence [our] emotions, motives, objective reasoning and, ultimately, [our] behavior”? Or as the philosopher might put it, they are engaged in epistemic warfare.</text:p>
      <text:p text:style-name="Text_20_body">The Greek word deployed by Plato in “The Cave” — aletheia — is typically translated as truth, but is more aptly translated as “disclosure” or “uncovering” —   literally, “the state of not being hidden.”   Martin Heidegger, in an essay on the allegory of the cave, suggested that the process of uncovering was actually a precondition for having truth.  It would then follow that the goal of the truth-seeker is to help people in this disclosure — it is to defeat the illusory representations that prevent us from seeing the <text:soft-page-break/>world the way it is.  There is no propositional truth to be had until this first task is complete.</text:p>
      <text:p text:style-name="Text_20_body">This is the key to understanding why hackers like Jeremy Hammond are held in such high regard by their supporters.  They aren’t just fellow activists or fellow hackers — they are defending us from epistemic attack.  Their actions help lift the hood that is periodically pulled over our eyes to blind us from the truth.</text:p>
      <text:p text:style-name="Standard"/>
      <text:p text:style-name="Standard"><text:span text:style-name="Emphasis">Peter Ludlow is a professor of philosophy at Northwestern University and is currently co-producing (with Vivien Weisman) a documentary on Hacktivist actions against private intelligence firms and the surveillance st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0:15:38</meta:creation-date>
    <dc:date>2013-06-18T10:18:32</dc:date>
    <meta:editing-duration>P0D</meta:editing-duration>
    <meta:editing-cycles>1</meta:editing-cycles>
    <meta:document-statistic meta:table-count="0" meta:image-count="0" meta:object-count="0" meta:page-count="4" meta:paragraph-count="30" meta:word-count="1908" meta:character-count="11895" meta:non-whitespace-character-count="9991"/>
    <meta:generator>LibreOffice/3.5$Linux_X86_64 LibreOffice_project/350m1$Build-2</meta:generator>
  </office:meta>
</office:document-meta>
</file>